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09cm" fo:margin-left="0cm" fo:break-before="page" table:align="left"/>
    </style:style>
    <style:style style:name="Tabelle1.A" style:family="table-column">
      <style:table-column-properties style:column-width="2.097cm"/>
    </style:style>
    <style:style style:name="Tabelle1.B" style:family="table-column">
      <style:table-column-properties style:column-width="14.91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8535" officeooo:paragraph-rsid="000d8535"/>
    </style:style>
    <style:style style:name="P2" style:family="paragraph" style:parent-style-name="Standard">
      <style:text-properties officeooo:rsid="0032af0e" officeooo:paragraph-rsid="0032af0e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Standard">
      <style:paragraph-properties fo:break-before="page"/>
      <style:text-properties fo:font-size="14pt" fo:font-weight="bold" officeooo:rsid="0032af0e" officeooo:paragraph-rsid="0032af0e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df678" officeooo:paragraph-rsid="000df678"/>
    </style:style>
    <style:style style:name="P6" style:family="paragraph" style:parent-style-name="Standard" style:list-style-name="L1">
      <style:text-properties officeooo:rsid="002bad22" officeooo:paragraph-rsid="002bad22"/>
    </style:style>
    <style:style style:name="P7" style:family="paragraph" style:parent-style-name="Standard" style:list-style-name="L1">
      <style:text-properties officeooo:rsid="000d8535" officeooo:paragraph-rsid="000d8535"/>
    </style:style>
    <style:style style:name="P8" style:family="paragraph" style:parent-style-name="Standard" style:list-style-name="L1">
      <style:text-properties officeooo:rsid="0010295a" officeooo:paragraph-rsid="0010295a"/>
    </style:style>
    <style:style style:name="P9" style:family="paragraph" style:parent-style-name="Standard" style:list-style-name="L1">
      <style:text-properties officeooo:rsid="0035ffae" officeooo:paragraph-rsid="0035ffae"/>
    </style:style>
    <style:style style:name="P10" style:family="paragraph" style:parent-style-name="Standard">
      <style:text-properties fo:font-size="11.8000001907349pt" officeooo:rsid="0050d48e" officeooo:paragraph-rsid="000d8535" style:font-size-asian="11.8000001907349pt" style:font-size-complex="11.8000001907349pt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63d556" officeooo:paragraph-rsid="0063d556"/>
    </style:style>
    <style:style style:name="P12" style:family="paragraph" style:parent-style-name="Standard" style:list-style-name="L1">
      <style:text-properties officeooo:rsid="006595be" officeooo:paragraph-rsid="006595be"/>
    </style:style>
    <style:style style:name="P13" style:family="paragraph" style:parent-style-name="Standard" style:list-style-name="L1">
      <style:text-properties officeooo:rsid="006595be" officeooo:paragraph-rsid="006642ea"/>
    </style:style>
    <style:style style:name="P14" style:family="paragraph" style:parent-style-name="Standard" style:list-style-name="L1">
      <style:text-properties officeooo:rsid="00667574" officeooo:paragraph-rsid="00667574"/>
    </style:style>
    <style:style style:name="P15" style:family="paragraph" style:parent-style-name="Standard" style:list-style-name="L2">
      <style:text-properties fo:font-size="11.3000001907349pt" officeooo:rsid="003f86d6" officeooo:paragraph-rsid="003f86d6" style:font-size-asian="11.3000001907349pt" style:font-size-complex="11.3000001907349pt"/>
    </style:style>
    <style:style style:name="P16" style:family="paragraph" style:parent-style-name="Standard" style:list-style-name="L2">
      <style:text-properties fo:font-size="11.3000001907349pt" officeooo:paragraph-rsid="0032af0e" style:font-size-asian="11.3000001907349pt" style:font-size-complex="11.3000001907349pt"/>
    </style:style>
    <style:style style:name="P17" style:family="paragraph" style:parent-style-name="Standard" style:list-style-name="L2">
      <style:text-properties fo:font-size="11.3000001907349pt" officeooo:rsid="0032af0e" officeooo:paragraph-rsid="0032af0e" style:font-size-asian="11.3000001907349pt" style:font-size-complex="11.3000001907349pt"/>
    </style:style>
    <style:style style:name="P18" style:family="paragraph" style:parent-style-name="Standard" style:list-style-name="L2">
      <style:text-properties fo:font-size="11.3000001907349pt" officeooo:rsid="00667574" officeooo:paragraph-rsid="00667574" style:font-size-asian="11.3000001907349pt" style:font-size-complex="11.3000001907349pt"/>
    </style:style>
    <style:style style:name="P19" style:family="paragraph" style:parent-style-name="Standard" style:list-style-name="L2">
      <style:text-properties fo:font-size="11.3000001907349pt" officeooo:rsid="0033ca27" officeooo:paragraph-rsid="0033ca27" style:font-size-asian="11.3000001907349pt" style:font-size-complex="11.3000001907349pt"/>
    </style:style>
    <style:style style:name="P20" style:family="paragraph" style:parent-style-name="Standard" style:list-style-name="L2">
      <style:text-properties fo:font-size="11.3000001907349pt" officeooo:rsid="0066a82a" officeooo:paragraph-rsid="0066a82a" style:font-size-asian="11.3000001907349pt" style:font-size-complex="11.3000001907349pt"/>
    </style:style>
    <style:style style:name="P21" style:family="paragraph" style:parent-style-name="Standard" style:list-style-name="L2">
      <style:text-properties fo:font-size="11.3000001907349pt" officeooo:rsid="006a28d3" officeooo:paragraph-rsid="006a28d3" style:font-size-asian="11.3000001907349pt" style:font-size-complex="11.3000001907349pt"/>
    </style:style>
    <style:style style:name="P22" style:family="paragraph" style:parent-style-name="Standard" style:list-style-name="L2">
      <style:text-properties fo:font-size="11.3000001907349pt" officeooo:rsid="0076063b" officeooo:paragraph-rsid="0076063b" style:font-size-asian="11.3000001907349pt" style:font-size-complex="11.3000001907349pt"/>
    </style:style>
    <style:style style:name="P23" style:family="paragraph" style:parent-style-name="Standard" style:list-style-name="L2">
      <style:text-properties fo:font-size="11.3000001907349pt" officeooo:rsid="006aac6d" officeooo:paragraph-rsid="00753215" style:font-size-asian="11.3000001907349pt" style:font-size-complex="11.3000001907349pt"/>
    </style:style>
    <style:style style:name="P24" style:family="paragraph" style:parent-style-name="Standard" style:list-style-name="L2">
      <style:text-properties fo:font-size="11.3000001907349pt" officeooo:rsid="00699157" officeooo:paragraph-rsid="00699157" style:font-size-asian="11.3000001907349pt" style:font-size-complex="11.3000001907349pt"/>
    </style:style>
    <style:style style:name="P25" style:family="paragraph" style:parent-style-name="Standard" style:list-style-name="L2">
      <style:text-properties fo:font-size="11.3000001907349pt" officeooo:rsid="00699157" officeooo:paragraph-rsid="006a28d3" style:font-size-asian="11.3000001907349pt" style:font-size-complex="11.3000001907349pt"/>
    </style:style>
    <style:style style:name="P26" style:family="paragraph" style:parent-style-name="Standard" style:list-style-name="L2">
      <style:text-properties fo:font-size="11.3000001907349pt" officeooo:rsid="006fab37" officeooo:paragraph-rsid="006fab37" style:font-size-asian="11.3000001907349pt" style:font-size-complex="11.3000001907349pt"/>
    </style:style>
    <style:style style:name="P27" style:family="paragraph" style:parent-style-name="Standard" style:list-style-name="L2">
      <style:text-properties fo:font-size="11.3000001907349pt" officeooo:rsid="0075be7b" officeooo:paragraph-rsid="0075be7b" style:font-size-asian="11.3000001907349pt" style:font-size-complex="11.3000001907349pt"/>
    </style:style>
    <style:style style:name="P28" style:family="paragraph" style:parent-style-name="Standard" style:list-style-name="L2">
      <style:text-properties fo:font-size="11.3000001907349pt" officeooo:rsid="0071a3cc" officeooo:paragraph-rsid="0071a3cc" style:font-size-asian="11.3000001907349pt" style:font-size-complex="11.3000001907349pt"/>
    </style:style>
    <style:style style:name="P29" style:family="paragraph" style:parent-style-name="Standard" style:list-style-name="L2">
      <style:text-properties fo:font-size="11.3000001907349pt" officeooo:rsid="003b804c" officeooo:paragraph-rsid="003b804c" style:font-size-asian="11.3000001907349pt" style:font-size-complex="11.3000001907349pt"/>
    </style:style>
    <style:style style:name="P30" style:family="paragraph" style:parent-style-name="Standard" style:list-style-name="L2">
      <style:text-properties fo:font-size="11.3000001907349pt" officeooo:rsid="0072891a" officeooo:paragraph-rsid="0072891a" style:font-size-asian="11.3000001907349pt" style:font-size-complex="11.3000001907349pt"/>
    </style:style>
    <style:style style:name="P31" style:family="paragraph" style:parent-style-name="Standard" style:list-style-name="L2">
      <style:text-properties fo:font-size="11.3000001907349pt" fo:font-weight="bold" officeooo:rsid="0033ca27" officeooo:paragraph-rsid="003b804c" style:font-size-asian="11.3000001907349pt" style:font-weight-asian="bold" style:font-size-complex="11.3000001907349pt" style:font-weight-complex="bold"/>
    </style:style>
    <style:style style:name="P32" style:family="paragraph" style:parent-style-name="Standard" style:list-style-name="L2">
      <style:text-properties fo:font-size="11.3000001907349pt" fo:font-weight="bold" officeooo:rsid="0033ca27" officeooo:paragraph-rsid="0033ca27" style:font-size-asian="11.3000001907349pt" style:font-weight-asian="bold" style:font-size-complex="11.3000001907349pt" style:font-weight-complex="bold"/>
    </style:style>
    <style:style style:name="P33" style:family="paragraph" style:parent-style-name="Standard" style:list-style-name="L2">
      <style:text-properties fo:font-size="11.3000001907349pt" fo:font-weight="bold" officeooo:rsid="00352849" officeooo:paragraph-rsid="00352849" style:font-size-asian="11.3000001907349pt" style:font-weight-asian="bold" style:font-size-complex="11.3000001907349pt" style:font-weight-complex="bold"/>
    </style:style>
    <style:style style:name="P34" style:family="paragraph" style:parent-style-name="Standard" style:list-style-name="L2">
      <style:text-properties fo:font-size="11.3000001907349pt" fo:font-weight="bold" officeooo:rsid="00415146" officeooo:paragraph-rsid="00415146" style:font-size-asian="11.3000001907349pt" style:font-weight-asian="bold" style:font-size-complex="11.3000001907349pt" style:font-weight-complex="bold"/>
    </style:style>
    <style:style style:name="P35" style:family="paragraph" style:parent-style-name="Standard">
      <style:text-properties fo:font-size="11.3000001907349pt" fo:font-weight="bold" officeooo:rsid="00415146" officeooo:paragraph-rsid="00415146" style:font-size-asian="11.3000001907349pt" style:font-weight-asian="bold" style:font-size-complex="11.3000001907349pt" style:font-weight-complex="bold"/>
    </style:style>
    <style:style style:name="P36" style:family="paragraph" style:parent-style-name="Table_20_Contents" style:list-style-name="L4">
      <style:text-properties fo:font-size="12pt" officeooo:rsid="0087b14e" officeooo:paragraph-rsid="0087b14e" style:font-size-asian="12pt" style:font-size-complex="12pt"/>
    </style:style>
    <style:style style:name="P37" style:family="paragraph" style:parent-style-name="Table_20_Contents">
      <style:text-properties fo:font-size="12pt" officeooo:rsid="0087b14e" officeooo:paragraph-rsid="0087b14e" style:font-size-asian="12pt" style:font-size-complex="12pt"/>
    </style:style>
    <style:style style:name="P38" style:family="paragraph" style:parent-style-name="Table_20_Contents" style:list-style-name="L4">
      <style:text-properties fo:font-size="12pt" officeooo:rsid="005c0d81" officeooo:paragraph-rsid="005c0d81" style:font-size-asian="12pt" style:font-size-complex="12pt"/>
    </style:style>
    <style:style style:name="P39" style:family="paragraph" style:parent-style-name="Table_20_Contents" style:list-style-name="L7">
      <style:text-properties fo:font-size="12pt" officeooo:rsid="00824ff9" officeooo:paragraph-rsid="00824ff9" style:font-size-asian="12pt" style:font-size-complex="12pt"/>
    </style:style>
    <style:style style:name="P40" style:family="paragraph" style:parent-style-name="Table_20_Contents" style:list-style-name="L7">
      <style:text-properties fo:font-size="12pt" officeooo:rsid="008148b4" officeooo:paragraph-rsid="008148b4" style:font-size-asian="12pt" style:font-size-complex="12pt"/>
    </style:style>
    <style:style style:name="P41" style:family="paragraph" style:parent-style-name="Table_20_Contents" style:list-style-name="L7">
      <style:text-properties fo:font-size="12pt" officeooo:rsid="007e8e69" officeooo:paragraph-rsid="007e8e69" style:font-size-asian="12pt" style:font-size-complex="12pt"/>
    </style:style>
    <style:style style:name="P42" style:family="paragraph" style:parent-style-name="Table_20_Contents" style:list-style-name="L7">
      <style:text-properties fo:font-size="12pt" officeooo:rsid="007e18e4" officeooo:paragraph-rsid="007e18e4" style:font-size-asian="12pt" style:font-size-complex="12pt"/>
    </style:style>
    <style:style style:name="P43" style:family="paragraph" style:parent-style-name="Table_20_Contents">
      <style:text-properties fo:font-size="12pt" officeooo:rsid="007a942b" officeooo:paragraph-rsid="007a942b" style:font-size-asian="12pt" style:font-size-complex="12pt"/>
    </style:style>
    <style:style style:name="P44" style:family="paragraph" style:parent-style-name="Table_20_Contents">
      <style:text-properties fo:font-size="12pt" officeooo:rsid="007a942b" officeooo:paragraph-rsid="0087b14e" style:font-size-asian="12pt" style:font-size-complex="12pt"/>
    </style:style>
    <style:style style:name="P45" style:family="paragraph" style:parent-style-name="Table_20_Contents">
      <style:text-properties fo:font-size="12pt" officeooo:rsid="007a942b" officeooo:paragraph-rsid="00894973" style:font-size-asian="12pt" style:font-size-complex="12pt"/>
    </style:style>
    <style:style style:name="P46" style:family="paragraph" style:parent-style-name="Table_20_Contents" style:list-style-name="L4">
      <style:text-properties fo:font-size="12pt" officeooo:rsid="007b3e08" officeooo:paragraph-rsid="007b3e08" style:font-size-asian="12pt" style:font-size-complex="12pt"/>
    </style:style>
    <style:style style:name="P47" style:family="paragraph" style:parent-style-name="Table_20_Contents" style:list-style-name="L8">
      <style:text-properties fo:font-size="12pt" officeooo:rsid="007b3e08" officeooo:paragraph-rsid="008b5c1c" style:font-size-asian="12pt" style:font-size-complex="12pt"/>
    </style:style>
    <style:style style:name="P48" style:family="paragraph" style:parent-style-name="Table_20_Contents" style:list-style-name="L4">
      <style:text-properties fo:font-size="12pt" officeooo:rsid="007c6f31" officeooo:paragraph-rsid="007c6f31" style:font-size-asian="12pt" style:font-size-complex="12pt"/>
    </style:style>
    <style:style style:name="P49" style:family="paragraph" style:parent-style-name="Table_20_Contents" style:list-style-name="L6">
      <style:text-properties fo:font-size="12pt" officeooo:rsid="007affc9" officeooo:paragraph-rsid="007affc9" style:font-size-asian="12pt" style:font-size-complex="12pt"/>
    </style:style>
    <style:style style:name="P50" style:family="paragraph" style:parent-style-name="Table_20_Contents" style:list-style-name="L5">
      <style:text-properties fo:font-size="12pt" officeooo:rsid="007affc9" officeooo:paragraph-rsid="007affc9" style:font-size-asian="12pt" style:font-size-complex="12pt"/>
    </style:style>
    <style:style style:name="P51" style:family="paragraph" style:parent-style-name="Table_20_Contents">
      <style:text-properties fo:font-size="12pt" officeooo:rsid="007916ac" officeooo:paragraph-rsid="007916ac" style:font-size-asian="12pt" style:font-size-complex="12pt"/>
    </style:style>
    <style:style style:name="P52" style:family="paragraph" style:parent-style-name="Table_20_Contents" style:list-style-name="L3">
      <style:text-properties fo:font-size="12pt" officeooo:rsid="0050d48e" officeooo:paragraph-rsid="0050d48e" style:font-size-asian="12pt" style:font-size-complex="12pt"/>
    </style:style>
    <style:style style:name="P53" style:family="paragraph" style:parent-style-name="Table_20_Contents" style:list-style-name="L3">
      <style:text-properties fo:font-size="12pt" officeooo:rsid="004fc14c" officeooo:paragraph-rsid="0050d48e" style:font-size-asian="12pt" style:font-size-complex="12pt"/>
    </style:style>
    <style:style style:name="P54" style:family="paragraph" style:parent-style-name="Table_20_Contents" style:list-style-name="L3">
      <style:text-properties fo:font-size="12pt" officeooo:rsid="004d8971" officeooo:paragraph-rsid="004d8971" style:font-size-asian="12pt" style:font-size-complex="12pt"/>
    </style:style>
    <style:style style:name="P55" style:family="paragraph" style:parent-style-name="Table_20_Contents" style:list-style-name="L8">
      <style:text-properties fo:font-size="12pt" officeooo:rsid="008b5c1c" officeooo:paragraph-rsid="008b85e8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text-outline="false" fo:font-size="12pt" fo:text-shadow="none" fo:font-weight="bold" officeooo:rsid="000d8535" officeooo:paragraph-rsid="000d8535" style:font-size-asian="12pt" style:font-weight-asian="bold" style:font-size-complex="12pt" style:font-weight-complex="bold"/>
    </style:style>
    <style:style style:name="P57" style:family="paragraph" style:parent-style-name="Table_20_Contents" style:list-style-name="L6">
      <style:text-properties officeooo:paragraph-rsid="008cb3bb"/>
    </style:style>
    <style:style style:name="P58" style:family="paragraph" style:parent-style-name="Table_20_Contents" style:list-style-name="L8">
      <style:text-properties style:font-name="Andale Mono" fo:font-size="10pt" officeooo:rsid="008b5c1c" officeooo:paragraph-rsid="008b85e8" style:font-size-asian="10pt" style:font-size-complex="10pt"/>
    </style:style>
    <style:style style:name="T1" style:family="text">
      <style:text-properties officeooo:rsid="000fe6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af0e" style:font-weight-asian="bold" style:font-weight-complex="bold"/>
    </style:style>
    <style:style style:name="T4" style:family="text">
      <style:text-properties fo:font-weight="bold" officeooo:rsid="0089688f" style:font-weight-asian="bold" style:font-weight-complex="bold"/>
    </style:style>
    <style:style style:name="T5" style:family="text">
      <style:text-properties fo:font-weight="bold" officeooo:rsid="008a8939" style:font-weight-asian="bold" style:font-weight-complex="bold"/>
    </style:style>
    <style:style style:name="T6" style:family="text">
      <style:text-properties officeooo:rsid="002bad22"/>
    </style:style>
    <style:style style:name="T7" style:family="text">
      <style:text-properties officeooo:rsid="0032af0e"/>
    </style:style>
    <style:style style:name="T8" style:family="text">
      <style:text-properties officeooo:rsid="0033ca27"/>
    </style:style>
    <style:style style:name="T9" style:family="text">
      <style:text-properties officeooo:rsid="0037d6f3"/>
    </style:style>
    <style:style style:name="T10" style:family="text">
      <style:text-properties officeooo:rsid="004acef6"/>
    </style:style>
    <style:style style:name="T11" style:family="text">
      <style:text-properties officeooo:rsid="004e64b2"/>
    </style:style>
    <style:style style:name="T12" style:family="text">
      <style:text-properties officeooo:rsid="005d4296"/>
    </style:style>
    <style:style style:name="T13" style:family="text">
      <style:text-properties officeooo:rsid="0062c324"/>
    </style:style>
    <style:style style:name="T14" style:family="text">
      <style:text-properties officeooo:rsid="0064f0a3"/>
    </style:style>
    <style:style style:name="T15" style:family="text">
      <style:text-properties officeooo:rsid="006595be"/>
    </style:style>
    <style:style style:name="T16" style:family="text">
      <style:text-properties officeooo:rsid="006642ea"/>
    </style:style>
    <style:style style:name="T17" style:family="text">
      <style:text-properties officeooo:rsid="00667574"/>
    </style:style>
    <style:style style:name="T18" style:family="text">
      <style:text-properties officeooo:rsid="00683de6"/>
    </style:style>
    <style:style style:name="T19" style:family="text">
      <style:text-properties officeooo:rsid="006a28d3"/>
    </style:style>
    <style:style style:name="T20" style:family="text">
      <style:text-properties officeooo:rsid="006b2250"/>
    </style:style>
    <style:style style:name="T21" style:family="text">
      <style:text-properties officeooo:rsid="006fab37"/>
    </style:style>
    <style:style style:name="T22" style:family="text">
      <style:text-properties officeooo:rsid="0073de9e"/>
    </style:style>
    <style:style style:name="T23" style:family="text">
      <style:text-properties officeooo:rsid="007511b6"/>
    </style:style>
    <style:style style:name="T24" style:family="text">
      <style:text-properties officeooo:rsid="00753215"/>
    </style:style>
    <style:style style:name="T25" style:family="text">
      <style:text-properties officeooo:rsid="007601d4"/>
    </style:style>
    <style:style style:name="T26" style:family="text">
      <style:text-properties officeooo:rsid="00782e2d"/>
    </style:style>
    <style:style style:name="T27" style:family="text">
      <style:text-properties officeooo:rsid="007b3e08"/>
    </style:style>
    <style:style style:name="T28" style:family="text">
      <style:text-properties officeooo:rsid="007e8e69"/>
    </style:style>
    <style:style style:name="T29" style:family="text">
      <style:text-properties officeooo:rsid="00802121"/>
    </style:style>
    <style:style style:name="T30" style:family="text">
      <style:text-properties officeooo:rsid="00824ff9"/>
    </style:style>
    <style:style style:name="T31" style:family="text">
      <style:text-properties officeooo:rsid="00861244"/>
    </style:style>
    <style:style style:name="T32" style:family="text">
      <style:text-properties officeooo:rsid="0087b14e"/>
    </style:style>
    <style:style style:name="T33" style:family="text">
      <style:text-properties officeooo:rsid="00894973"/>
    </style:style>
    <style:style style:name="T34" style:family="text">
      <style:text-properties officeooo:rsid="0089688f"/>
    </style:style>
    <style:style style:name="T35" style:family="text">
      <style:text-properties fo:font-weight="normal" officeooo:rsid="0089688f" style:font-weight-asian="normal" style:font-weight-complex="normal"/>
    </style:style>
    <style:style style:name="T36" style:family="text">
      <style:text-properties fo:font-weight="normal" officeooo:rsid="008a8939" style:font-weight-asian="normal" style:font-weight-complex="normal"/>
    </style:style>
    <style:style style:name="T37" style:family="text">
      <style:text-properties fo:font-size="10pt" fo:font-weight="normal" officeooo:rsid="0089688f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8a8939" style:font-size-asian="10pt" style:font-weight-asian="normal" style:font-size-complex="10pt" style:font-weight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89688f" style:font-size-asian="12pt" style:font-size-complex="12pt"/>
    </style:style>
    <style:style style:name="T41" style:family="text">
      <style:text-properties fo:font-size="12pt" officeooo:rsid="008a8939" style:font-size-asian="12pt" style:font-size-complex="12pt"/>
    </style:style>
    <style:style style:name="T42" style:family="text">
      <style:text-properties fo:font-size="12pt" officeooo:rsid="0050d48e" style:font-size-asian="12pt" style:font-size-complex="12pt"/>
    </style:style>
    <style:style style:name="T43" style:family="text">
      <style:text-properties fo:font-size="12pt" fo:font-weight="bold" officeooo:rsid="0089688f" style:font-size-asian="12pt" style:font-weight-asian="bold" style:font-size-complex="12pt" style:font-weight-complex="bold"/>
    </style:style>
    <style:style style:name="T44" style:family="text">
      <style:text-properties fo:font-size="12pt" fo:font-weight="normal" officeooo:rsid="0089688f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8a8939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8cb3bb" style:font-size-asian="12pt" style:font-weight-asian="normal" style:font-size-complex="12pt" style:font-weight-complex="normal"/>
    </style:style>
    <style:style style:name="T47" style:family="text">
      <style:text-properties officeooo:rsid="008b5c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chelorarbeit: <text:span text:style-name="T13">Programmierung eines Browser-Plugins zur Anzeige von Datenschutzinformationen im PlayStore sowie Evaluation der PlugIn-Performance</text:span></text:p>
      <text:p text:style-name="P1"/>
      <text:list xml:id="list8695077204926217865" text:style-name="L1">
        <text:list-item>
          <text:p text:style-name="P5"><text:span text:style-name="T1">vorläufiger </text:span>Titel:</text:p>
          <text:list>
            <text:list-item>
              <text:p text:style-name="P11">Programmierung eines Browser-Plugins zur Anzeige von Datenschutzinformationen im PlayStore sowie Evaluation der PlugIn-Performance</text:p>
            </text:list-item>
          </text:list>
        </text:list-item>
        <text:list-item>
          <text:p text:style-name="P7">Umfang: </text:p>
          <text:list>
            <text:list-item>
              <text:p text:style-name="P7">30-40 Seiten, <text:span text:style-name="T6">offiziell 6</text:span> Monate Zeit <text:span text:style-name="T6">nach Anmeldung</text:span>, <text:span text:style-name="T6">15</text:span>-<text:span text:style-name="T6">3</text:span>0 Referenzen in der Bibliografie</text:p>
            </text:list-item>
          </text:list>
        </text:list-item>
        <text:list-item>
          <text:p text:style-name="P7">Deadline:</text:p>
          <text:list>
            <text:list-item>
              <text:p text:style-name="P7">3<text:span text:style-name="T14">1</text:span>.0<text:span text:style-name="T14">7</text:span>.201<text:span text:style-name="T6">8</text:span></text:p>
            </text:list-item>
          </text:list>
        </text:list-item>
        <text:list-item>
          <text:p text:style-name="P7">Sprache:</text:p>
          <text:list>
            <text:list-item>
              <text:p text:style-name="P7">deutsch</text:p>
            </text:list-item>
          </text:list>
        </text:list-item>
        <text:list-item>
          <text:p text:style-name="P7"><text:span text:style-name="T2">Forschungsfragen</text:span>:</text:p>
          <text:list>
            <text:list-item>
              <text:p text:style-name="P6">Wie <text:span text:style-name="T15">kann die Performance eines Browser-PlugIns, welches viele API-Anfragen an ein Backend stellt, verbessert werden?</text:span></text:p>
              <text:list>
                <text:list-item>
                  <text:p text:style-name="P12">Welche Priorisierung-Methoden <text:span text:style-name="T16">sind geeignet</text:span>?</text:p>
                </text:list-item>
                <text:list-item>
                  <text:p text:style-name="P13">Welche Caching-Methoden <text:span text:style-name="T16">sind geeignet</text:span>?</text:p>
                </text:list-item>
                <text:list-item>
                  <text:p text:style-name="P13">Welche Vorhersage-Methoden <text:span text:style-name="T16">sind geeignet (speziell in Bezug auf noch zu berechnende Ergebnisse)</text:span>?</text:p>
                </text:list-item>
              </text:list>
            </text:list-item>
          </text:list>
        </text:list-item>
        <text:list-item>
          <text:p text:style-name="P7">Forschungsmethoden</text:p>
          <text:list>
            <text:list-item>
              <text:p text:style-name="P14">eigenes Browser-PlugIn programmieren</text:p>
            </text:list-item>
            <text:list-item>
              <text:p text:style-name="P14">eigene Performance Evaluation durchführen</text:p>
            </text:list-item>
          </text:list>
        </text:list-item>
        <text:list-item>
          <text:p text:style-name="P8">eigene Recherche</text:p>
          <text:list>
            <text:list-item>
              <text:p text:style-name="P8">zum Thema: <text:span text:style-name="T22">vorhandene PlugIn‘s sowie PlugIn-Programmierung</text:span></text:p>
            </text:list-item>
            <text:list-item>
              <text:p text:style-name="P9">zum Thema: <text:span text:style-name="T22">Caching-Verfahren und Vorhersage-Verfahren</text:span></text:p>
            </text:list-item>
          </text:list>
        </text:list-item>
      </text:list>
      <text:p text:style-name="P1"/>
      <text:p text:style-name="P4">Gliederung</text:p>
      <text:p text:style-name="P2"/>
      <text:list xml:id="list7150230105144798606" text:style-name="L2">
        <text:list-item>
          <text:p text:style-name="P15"><text:span text:style-name="T3">A</text:span><text:span text:style-name="T2">bstract</text:span></text:p>
        </text:list-item>
        <text:list-item>
          <text:p text:style-name="P16"><text:span text:style-name="T3">Einleitung</text:span><text:span text:style-name="T7">:</text:span></text:p>
          <text:list>
            <text:list-item>
              <text:p text:style-name="P17">Datenschutz <text:span text:style-name="T9">(DS)</text:span> ist wichtig</text:p>
            </text:list-item>
            <text:list-item>
              <text:p text:style-name="P17">Da <text:span text:style-name="T10">Apps</text:span> immer wichtiger <text:span text:style-name="T9">wird </text:span>und viele Daten <text:span text:style-name="T9">erhoben werden können</text:span>→ DS in Apps</text:p>
            </text:list-item>
            <text:list-item>
              <text:p text:style-name="P17">Information vor Start der App wichtig für Selbstbestimmung <text:span text:style-name="T8">und damit nicht schon Daten gesendet werden können</text:span></text:p>
              <text:list>
                <text:list-item>
                  <text:p text:style-name="P17">Verweis auf PGuard Projekte mit automatischer Analyse. <text:span text:style-name="T17">Hier aber erst nachdem eine App installiert wurde</text:span></text:p>
                </text:list-item>
                <text:list-item>
                  <text:p text:style-name="P18">Besser wäre eine Information der Nutzer vor der Installation, genau an der Stelle, wo die Nutzer Informationen erwarten würden</text:p>
                  <text:list>
                    <text:list-item>
                      <text:p text:style-name="P18">Da die PlayStore-App nicht erweiterte werden kann (laut PlayStore Richtlinien) ist ein Browser-PlugIn, welches den PlayStore um zusätzlichen Daten anreichert, die nächstbeste Möglichkei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Vorarbeiten / State of the <text:span text:style-name="T26">A</text:span>rt</text:p>
          <text:list>
            <text:list-item>
              <text:p text:style-name="P19"><text:span text:style-name="T18">Recherche, ob es bereits ähnliche PlugIns, welche den DS (bzgl. Android-Apps) erhöhen sollen gibt</text:span></text:p>
            </text:list-item>
            <text:list-item>
              <text:p text:style-name="P20">PlugIn-Programmierung <text:span text:style-name="T25">allgemein</text:span></text:p>
              <text:list>
                <text:list-item>
                  <text:p text:style-name="P20">Angaben zu vorhandenen Browser und deren Marktanteilen</text:p>
                </text:list-item>
                <text:list-item>
                  <text:p text:style-name="P20">Recherche, ob es Frameworks zur Gleichzeitigen Programmierung von FF und Chrome gibt</text:p>
                </text:list-item>
                <text:list-item>
                  <text:p text:style-name="P20"><text:span text:style-name="T18">Beschreiben wie ein</text:span> PlugIn im Allgemeinen programmiert <text:span text:style-name="T18">wird</text:span></text:p>
                </text:list-item>
              </text:list>
            </text:list-item>
            <text:list-item>
              <text:p text:style-name="P21">Kurze Beschreibung von PGuard sowie der API-Anbindung und der übermittelten Daten</text:p>
            </text:list-item>
            <text:list-item>
              <text:p text:style-name="P22">Programmieren des PlugIn‘s</text:p>
              <text:list>
                <text:list-item>
                  <text:p text:style-name="P22">Beschreibung, wie die Ergebnisse angezeigt werden und warum</text:p>
                  <text:list>
                    <text:list-item>
                      <text:p text:style-name="P22">Begründung für nutzerspezifische Datenschutzpräferenzen</text:p>
                    </text:list-item>
                  </text:list>
                </text:list-item>
              </text:list>
            </text:list-item>
            <text:list-item>
              <text:p text:style-name="P23">Kurze Beschreibung warum Performance optimiert werden muss:</text:p>
              <text:list>
                <text:list-item>
                  <text:p text:style-name="P23">keine großen/schnellen Änderung an der Wissensbasis →<text:span text:style-name="T20"> Caching möglich</text:span></text:p>
                </text:list-item>
                <text:list-item>
                  <text:p text:style-name="P23">große Datenmengen →<text:span text:style-name="T20"> hohe Bandbreite / Ladezeiten → <text:s/>Lösung: Caching</text:span></text:p>
                </text:list-item>
                <text:list-item>
                  <text:p text:style-name="P23">noch nicht berechnete Ergebnisse →<text:span text:style-name="T20"> </text:span>lange Wartezeiten → <text:span text:style-name="T24">Lösung: Vorhersagen</text:span></text:p>
                </text:list-item>
              </text:list>
            </text:list-item>
            <text:list-item>
              <text:p text:style-name="P24">Caching-Methoden</text:p>
              <text:list>
                <text:list-item>
                  <text:p text:style-name="P24">Falls dies später evaluiert wird</text:p>
                  <text:list>
                    <text:list-item>
                      <text:p text:style-name="P24">Welche Methoden gibt es?</text:p>
                    </text:list-item>
                    <text:list-item>
                      <text:p text:style-name="P24">Welche Eigenschaften sowie Vor- und Nachteile haben diese?</text:p>
                    </text:list-item>
                    <text:list-item>
                      <text:p text:style-name="P26">Welche Methoden werden evtl. angepasst und evaluiert?</text:p>
                    </text:list-item>
                  </text:list>
                </text:list-item>
              </text:list>
            </text:list-item>
            <text:list-item>
              <text:p text:style-name="P25"><text:span text:style-name="T19">Vorhersage</text:span>-Methoden</text:p>
              <text:list>
                <text:list-item>
                  <text:p text:style-name="P25">Falls dies später evaluiert wird</text:p>
                  <text:list>
                    <text:list-item>
                      <text:p text:style-name="P25">Welche Methoden gibt es?</text:p>
                      <text:list>
                        <text:list-item>
                          <text:p text:style-name="P27">Profiling des Users bzw. aller User möglich?</text:p>
                        </text:list-item>
                      </text:list>
                    </text:list-item>
                    <text:list-item>
                      <text:p text:style-name="P25">Welche Eigenschaften sowie Vor- und Nachteile haben diese?</text:p>
                    </text:list-item>
                    <text:list-item>
                      <text:p text:style-name="P26">Welche Methoden werden evtl. angepasst und evaluiert?</text:p>
                    </text:list-item>
                  </text:list>
                </text:list-item>
              </text:list>
            </text:list-item>
            <text:list-item>
              <text:p text:style-name="P28">Gesamtstrategien (Mix aus Caching <text:span text:style-name="T23">und</text:span> Vorhersage) beschreiben</text:p>
            </text:list-item>
          </text:list>
        </text:list-item>
        <text:list-item>
          <text:p text:style-name="P32">Hauptteil</text:p>
          <text:list>
            <text:list-item>
              <text:p text:style-name="P29"><text:span text:style-name="T21">Evaluation</text:span> beschreiben</text:p>
              <text:list>
                <text:list-item>
                  <text:p text:style-name="P30">statistische Methode beschreiben</text:p>
                </text:list-item>
                <text:list-item>
                  <text:p text:style-name="P30">Berechnungen beschreiben</text:p>
                </text:list-item>
                <text:list-item>
                  <text:p text:style-name="P30">Ergebnisse auswerten</text:p>
                </text:list-item>
              </text:list>
            </text:list-item>
          </text:list>
        </text:list-item>
        <text:list-item>
          <text:p text:style-name="P33">Zusammenfassung</text:p>
        </text:list-item>
        <text:list-item>
          <text:p text:style-name="P33">Diskussion</text:p>
        </text:list-item>
        <text:list-item>
          <text:p text:style-name="P34">Anhang</text:p>
        </text:list-item>
        <text:list-item>
          <text:p text:style-name="P34">Eigenständigkeitserklärung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6">Deadline</text:p>
          </table:table-cell>
          <table:table-cell table:style-name="Tabelle1.B1" office:value-type="string">
            <text:p text:style-name="P56">Aufgabe</text:p>
          </table:table-cell>
        </table:table-row>
        <table:table-row>
          <table:table-cell table:style-name="Tabelle1.A2" office:value-type="string">
            <text:p text:style-name="P51">Bis 12.03.</text:p>
            <text:p text:style-name="P51">(2W)</text:p>
          </table:table-cell>
          <table:table-cell table:style-name="Tabelle1.B2" office:value-type="string">
            <text:list xml:id="list4532974591765360578" text:style-name="L3">
              <text:list-item>
                <text:p text:style-name="P52">Aufsetzen eines GIT und BackUp-Systems für die Bachelorarbeit</text:p>
              </text:list-item>
              <text:list-item>
                <text:p text:style-name="P53">Aufsetzen der LaTeX und JabRef Umgebung</text:p>
              </text:list-item>
              <text:list-item>
                <text:p text:style-name="P54">Recherche zu „<text:span text:style-name="T8">Gibt es ähnliche PlugIns?“</text:span></text:p>
              </text:list-item>
              <text:list-item>
                <text:p text:style-name="P54"><text:span text:style-name="T11">(stichpunktartige) </text:span>Niederschrift der Vorgehensweise und Ergebnisse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19.03.</text:span></text:p>
            <text:p text:style-name="P43">(1W)</text:p>
          </table:table-cell>
          <table:table-cell table:style-name="Tabelle1.B2" office:value-type="string">
            <text:list xml:id="list6633285282727299577" text:style-name="L5">
              <text:list-item>
                <text:p text:style-name="P50">Recherche zu Cross-Platform-Programmierung von PlugIn‘s (FF+Chrome)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26.03.</text:span></text:p>
            <text:p text:style-name="P43">(<text:span text:style-name="T27">1</text:span>W)</text:p>
          </table:table-cell>
          <table:table-cell table:style-name="Tabelle1.B2" office:value-type="string">
            <text:list xml:id="list2392214162164785507" text:style-name="L6">
              <text:list-item>
                <text:p text:style-name="P49">Recherche zu Limitierungen bei PlugIn-Programmierung (z.B. Speicherplatz) sowie zu Browsermarktanteilen und zu allgemeiner PlugIn-Programmierung</text:p>
              </text:list-item>
              <text:list-item>
                <text:p text:style-name="P57"><text:span text:style-name="T42">Anmelden für </text:span><text:span text:style-name="T41">Workshop </text:span><text:span text:style-name="T42">„</text:span><text:span text:style-name="T39">INFORMATIK SPEZIAL: HERAUSFORDERUNG BACHELORARBEIT</text:span><text:span text:style-name="T42">“ </text:span><text:span text:style-name="T40">am </text:span><text:span text:style-name="T43">21.03. </text:span><text:span text:style-name="T44">(</text:span><text:a xlink:type="simple" xlink:href="http://home.uni-leipzig.de/academiclab/de_DE/events/informatik-spezial-herausforderung-bachelorarbeit/" text:style-name="Internet_20_link" text:visited-style-name="Visited_20_Internet_20_Link"><text:span text:style-name="T45">http://home.uni-leipzig.de/academiclab/de_DE/events/informatik-spezial-herausforderung-bachelorarbeit/</text:span></text:a><text:span text:style-name="T44">) </text:span><text:span text:style-name="T46">oder an einem anderen Termin. Siehe auch </text:span><text:a xlink:type="simple" xlink:href="http://home.uni-leipzig.de/academiclab/de_DE/veranstaltungen/methoden-und-schreiblabor/" text:style-name="Internet_20_link" text:visited-style-name="Visited_20_Internet_20_Link"><text:span text:style-name="T46">http://home.uni-leipzig.de/academiclab/de_DE/veranstaltungen/methoden-und-schreiblabor/</text:span></text:a><text:span text:style-name="T46"> </text:span></text:p>
              </text:list-item>
            </text:list>
          </table:table-cell>
        </table:table-row>
        <table:table-row>
          <table:table-cell table:style-name="Tabelle1.A2" office:value-type="string">
            <text:p text:style-name="P45">Bis <text:span text:style-name="T33">02.04.</text:span></text:p>
            <text:p text:style-name="P43">(<text:span text:style-name="T27">1</text:span>W)</text:p>
          </table:table-cell>
          <table:table-cell table:style-name="Tabelle1.B2" office:value-type="string">
            <text:list xml:id="list4817324850506068964" text:style-name="L8">
              <text:list-item>
                <text:p text:style-name="P47">PGuard API-Anbindung verstehen <text:span text:style-name="T47">(</text:span><text:a xlink:type="simple" xlink:href="https://139.18.2.209:9595/api_docs/index.html" text:style-name="Internet_20_link" text:visited-style-name="Visited_20_Internet_20_Link"><text:span text:style-name="T47">https://139.18.2.209:9595/api_docs/index.html</text:span></text:a><text:span text:style-name="T47"> )</text:span></text:p>
              </text:list-item>
              <text:list-item>
                <text:p text:style-name="P55">Dein API-Token: </text:p>
                <text:list>
                  <text:list-item>
                    <text:p text:style-name="P58">uni_leipzig_ba_prull_2018_01_17_Aihungaem5ie7opheeme</text:p>
                  </text:list-item>
                </text:list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14.05.</text:span></text:p>
            <text:p text:style-name="P43">(<text:span text:style-name="T27">6</text:span>W)</text:p>
          </table:table-cell>
          <table:table-cell table:style-name="Tabelle1.B2" office:value-type="string">
            <text:list xml:id="list6926971931022384772" text:style-name="L4">
              <text:list-item>
                <text:p text:style-name="P46">PlugIn programmieren inkl. Benutzer-Präferenzen-Abfrage, Menüleisten-Symbol und Ausgabe in der Einzelapp-Ansicht und der Such-Ansicht</text:p>
              </text:list-item>
              <text:list-item>
                <text:p text:style-name="P48">erster manueller Performance-Test um ein grobes Gefühl bzgl. der Performance zu bekommen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28.05.</text:span></text:p>
            <text:p text:style-name="P43">(<text:span text:style-name="T28">2</text:span>W)</text:p>
          </table:table-cell>
          <table:table-cell table:style-name="Tabelle1.B2" office:value-type="string">
            <text:list xml:id="list8287577923486426197" text:style-name="L7">
              <text:list-item>
                <text:p text:style-name="P42">Caching-Strategien für die Einzelapp-Ansicht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11.06.</text:span></text:p>
            <text:p text:style-name="P43">(<text:span text:style-name="T29">2</text:span>W)</text:p>
          </table:table-cell>
          <table:table-cell table:style-name="Tabelle1.B2" office:value-type="string">
            <text:list xml:id="list185227943792453" text:continue-numbering="true" text:style-name="L7">
              <text:list-item>
                <text:p text:style-name="P41">Caching-Strategien für die Such-Ansicht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25.06.</text:span></text:p>
            <text:p text:style-name="P43">(<text:span text:style-name="T30">2</text:span>W)</text:p>
          </table:table-cell>
          <table:table-cell table:style-name="Tabelle1.B2" office:value-type="string">
            <text:list xml:id="list185228358025189" text:continue-numbering="true" text:style-name="L7">
              <text:list-item>
                <text:p text:style-name="P40">Evaluation der Caching-Strategien <text:span text:style-name="T31">durchführen</text:span>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02.07.</text:span></text:p>
            <text:p text:style-name="P43">(<text:span text:style-name="T31">1</text:span>W)</text:p>
          </table:table-cell>
          <table:table-cell table:style-name="Tabelle1.B2" office:value-type="string">
            <text:list xml:id="list185226856394192" text:continue-numbering="true" text:style-name="L7">
              <text:list-item>
                <text:p text:style-name="P39">Einleitung schreiben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09.07.</text:span></text:p>
            <text:p text:style-name="P43">(<text:span text:style-name="T31">1</text:span>W)</text:p>
          </table:table-cell>
          <table:table-cell table:style-name="Tabelle1.B2" office:value-type="string">
            <text:list xml:id="list185226411656241" text:continue-numbering="true" text:style-name="L7">
              <text:list-item>
                <text:p text:style-name="P39">Zusammenfassung + Diskussion + Abstract schreiben</text:p>
              </text:list-item>
            </text:list>
          </table:table-cell>
        </table:table-row>
        <table:table-row>
          <table:table-cell table:style-name="Tabelle1.A2" office:value-type="string">
            <text:p text:style-name="P43">Bis <text:span text:style-name="T33">30.07.</text:span></text:p>
            <text:p text:style-name="P43">(<text:span text:style-name="T33">3</text:span>W)</text:p>
          </table:table-cell>
          <table:table-cell table:style-name="Tabelle1.B2" office:value-type="string">
            <text:list xml:id="list185226763676435" text:continue-list="list6926971931022384772" text:style-name="L4">
              <text:list-item>
                <text:p text:style-name="P38">Überarbeiten des Textes <text:span text:style-name="T12">und Abgabe der Bachelorarbeit</text:span></text:p>
              </text:list-item>
            </text:list>
          </table:table-cell>
        </table:table-row>
        <table:table-row>
          <table:table-cell table:style-name="Tabelle1.A2" office:value-type="string">
            <text:p text:style-name="P44">(<text:span text:style-name="T32">1</text:span>W)</text:p>
          </table:table-cell>
          <table:table-cell table:style-name="Tabelle1.B2" office:value-type="string">
            <text:list xml:id="list185226704264143" text:continue-numbering="true" text:style-name="L4">
              <text:list-item>
                <text:p text:style-name="P36">[Optional] Vorhersage-Methoden recherchieren bzw. selbst ausdenken</text:p>
              </text:list-item>
            </text:list>
          </table:table-cell>
        </table:table-row>
        <table:table-row>
          <table:table-cell table:style-name="Tabelle1.A2" office:value-type="string">
            <text:p text:style-name="P37">(2W)</text:p>
          </table:table-cell>
          <table:table-cell table:style-name="Tabelle1.B2" office:value-type="string">
            <text:list xml:id="list185227358291590" text:continue-numbering="true" text:style-name="L4">
              <text:list-item>
                <text:p text:style-name="P36">[Optional] Vorhersage-Methoden evaluieren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54:16.901104123</meta:creation-date>
    <dc:date>2018-01-17T18:52:26.020599389</dc:date>
    <meta:editing-duration>PT13H4M38S</meta:editing-duration>
    <meta:editing-cycles>128</meta:editing-cycles>
    <meta:generator>LibreOffice/5.1.6.2$Linux_X86_64 LibreOffice_project/10m0$Build-2</meta:generator>
    <meta:print-date>2018-01-17T18:46:11.182040610</meta:print-date>
    <meta:document-statistic meta:table-count="1" meta:image-count="0" meta:object-count="0" meta:page-count="3" meta:paragraph-count="110" meta:word-count="639" meta:character-count="4822" meta:non-whitespace-character-count="4371"/>
  </office:meta>
</office:document-meta>
</file>